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t" fo:country="BR" officeooo:rsid="0015fb00" officeooo:paragraph-rsid="0015fb00" style:font-size-asian="10.5pt"/>
    </style:style>
    <style:style style:name="P2" style:family="paragraph" style:parent-style-name="Standard">
      <style:text-properties fo:language="pt" fo:country="BR" officeooo:rsid="0015fb00" officeooo:paragraph-rsid="0015fb00" style:font-size-asian="10.5pt"/>
    </style:style>
    <style:style style:name="P3" style:family="paragraph" style:parent-style-name="Standard">
      <style:text-properties fo:language="pt" fo:country="BR" officeooo:rsid="00181a4d" officeooo:paragraph-rsid="00181a4d" style:font-size-asian="10.5pt"/>
    </style:style>
    <style:style style:name="P4" style:family="paragraph" style:parent-style-name="Standard">
      <style:text-properties fo:font-size="12pt" fo:language="pt" fo:country="BR" style:font-size-asian="12pt" style:font-size-complex="12pt"/>
    </style:style>
    <style:style style:name="P5" style:family="paragraph" style:parent-style-name="Standard">
      <style:text-properties fo:language="pt" fo:country="BR" style:font-size-asian="12pt"/>
    </style:style>
    <style:style style:name="P6" style:family="paragraph" style:parent-style-name="Standard">
      <style:text-properties fo:language="pt" fo:country="BR" officeooo:rsid="0015fb00" officeooo:paragraph-rsid="001ad2ac" style:font-size-asian="10.5pt"/>
    </style:style>
    <style:style style:name="T1" style:family="text">
      <style:text-properties officeooo:rsid="0017139b"/>
    </style:style>
    <style:style style:name="T2" style:family="text">
      <style:text-properties officeooo:rsid="00181a4d"/>
    </style:style>
    <style:style style:name="T3" style:family="text">
      <style:text-properties fo:font-variant="normal" fo:text-transform="none" fo:color="#333333" style:font-name="Helvetica Neue" fo:letter-spacing="normal" fo:font-style="normal" fo:font-weight="normal"/>
    </style:style>
    <style:style style:name="T4" style:family="text">
      <style:text-properties fo:font-variant="normal" fo:text-transform="none" fo:color="#333333" style:font-name="Helvetica Neue" fo:letter-spacing="normal" fo:font-style="normal" fo:font-weight="normal" officeooo:rsid="00181a4d"/>
    </style:style>
    <style:style style:name="T5" style:family="text">
      <style:text-properties fo:font-variant="normal" fo:text-transform="none" fo:color="#333333" style:font-name="Helvetica Neue" fo:letter-spacing="normal" fo:font-style="normal" fo:font-weight="normal" officeooo:rsid="0019d034"/>
    </style:style>
    <style:style style:name="T6" style:family="text">
      <style:text-properties officeooo:rsid="0019d034"/>
    </style:style>
    <style:style style:name="T7" style:family="text">
      <style:text-properties fo:font-size="12pt" style:font-size-complex="12pt"/>
    </style:style>
    <style:style style:name="T8" style:family="text">
      <style:text-properties fo:font-size="12pt" officeooo:rsid="0019d034" style:font-size-complex="12pt"/>
    </style:style>
    <style:style style:name="T9" style:family="text">
      <style:text-properties fo:font-size="12pt" officeooo:rsid="0019f1aa" style:font-size-complex="12pt"/>
    </style:style>
    <style:style style:name="T10" style:family="text">
      <style:text-properties fo:font-size="12pt" officeooo:rsid="001ad2ac" style:font-size-complex="12pt"/>
    </style:style>
    <style:style style:name="T11" style:family="text">
      <style:text-properties officeooo:rsid="0019f1aa"/>
    </style:style>
    <style:style style:name="T12" style:family="text">
      <style:text-properties officeooo:rsid="001ad2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s <text:span text:style-name="T6">01</text:span></text:p>
      <text:p text:style-name="P2"/>
      <text:p text:style-name="P4"/>
      <text:p text:style-name="P4">1. Existem dois princípios fundamentais na construção de compiladores, explique co<text:span text:style-name="T1">m</text:span> suas palavras o que significa cada um desses dois princípios <text:span text:style-name="T6">significam</text:span>.</text:p>
      <text:p text:style-name="P4"/>
      <text:p text:style-name="P4"><text:span text:style-name="T2">2. Explique o que é um </text:span><text:span text:style-name="T3">ciclo autossuficiente </text:span><text:span text:style-name="T4">em uma </text:span><text:span text:style-name="T5">linguagem</text:span><text:span text:style-name="T4"> de programação.</text:span></text:p>
      <text:p text:style-name="P4"/>
      <text:p text:style-name="P4"><text:span text:style-name="T4">3. </text:span><text:span text:style-name="T3">Fale sobre a importante da </text:span><text:span text:style-name="T5">otimização</text:span><text:span text:style-name="T3"> e do tempo em um </text:span><text:span text:style-name="T5">projeto</text:span><text:span text:style-name="T3"> de </text:span><text:span text:style-name="T5">compiladores.</text:span><text:span text:style-name="T3"> </text:span></text:p>
      <text:p text:style-name="P4"/>
      <text:p text:style-name="P4"><text:span text:style-name="T6">4</text:span>. Escreva o que você entende por linguagem de programação - <text:span text:style-name="T6">utilize o conceito explicado no texto para auxiliar a resposta</text:span>.</text:p>
      <text:p text:style-name="P4"/>
      <text:p text:style-name="P4"><text:span text:style-name="T6">5. E</text:span>xplique o que é como funciona o processo de <text:span text:style-name="T6">tradução</text:span> de uma <text:span text:style-name="T6">linguagem</text:span> de al<text:span text:style-name="T6">t</text:span>o <text:span text:style-name="T6">nível</text:span> para uma <text:span text:style-name="T6">linguagem</text:span> de <text:span text:style-name="T6">baixo</text:span> <text:span text:style-name="T6">nível.</text:span></text:p>
      <text:p text:style-name="P4"/>
      <text:p text:style-name="P4"><text:span text:style-name="T6">6</text:span>. Quais as cincos classificações das linguagens de programação, de exemplos.</text:p>
      <text:p text:style-name="P4"/>
      <text:p text:style-name="P4"><text:span text:style-name="T6">7</text:span>. Cite os <text:span text:style-name="T6">cinco</text:span> tipos de tradutores e o significado de cada um.</text:p>
      <text:p text:style-name="P4"/>
      <text:p text:style-name="P4"><text:span text:style-name="T6">8</text:span>. Explique as diferenças entre um compilador e um interpretador.</text:p>
      <text:p text:style-name="P4"/>
      <text:p text:style-name="P5"><text:span text:style-name="T8">9</text:span><text:span text:style-name="T7">. Quais as </text:span><text:span text:style-name="T8">seis </text:span><text:span text:style-name="T7">fases e as duas tarefas do processo de compilação.</text:span></text:p>
      <text:p text:style-name="P5"><text:span text:style-name="T7"/></text:p>
      <text:p text:style-name="P6"><text:span text:style-name="T12">10</text:span>. O que é um interpretador puro e um interpretador misto.</text:p>
      <text:p text:style-name="P6"/>
      <text:p text:style-name="P6"><text:span text:style-name="T10">11</text:span><text:span text:style-name="T7">. O que é o processo de compilação conhecido como JIT.</text:span></text:p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0:06:02.229556000</meta:creation-date>
    <dc:date>2015-12-07T10:31:51.689529000</dc:date>
    <meta:editing-duration>PT8M23S</meta:editing-duration>
    <meta:editing-cycles>5</meta:editing-cycles>
    <meta:generator>LibreOffice/5.0.3.2$MacOSX_X86_64 LibreOffice_project/e5f16313668ac592c1bfb310f4390624e3dbfb75</meta:generator>
    <meta:document-statistic meta:table-count="0" meta:image-count="0" meta:object-count="0" meta:page-count="1" meta:paragraph-count="12" meta:word-count="165" meta:character-count="963" meta:non-whitespace-character-count="809"/>
  </office:meta>
</office:document-meta>
</file>